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fd994" officeooo:paragraph-rsid="001fd9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Details – AngularJS/HTML</text:p>
      <text:p text:style-name="P1"/>
      <text:p text:style-name="P1">For the portion of the project involving static web pages, the pages were build in html using AngularJS functions and controllers to handle the relevant data. This data is stored in the form of .json files, which are saved in the data folder. These files are built manually from calls to the API, and stored locally. The data is accessed by the main AngularJS script, which can be found in the js folder. Within this file are several “controllers” - elements used to manage data in AngularJS. Each controller has a scope of elements, and when working in html, referencing a controller allows the webpage to use all data in the scope of that controller.</text:p>
      <text:p text:style-name="P1"/>
      <text:p text:style-name="P1">In this instance, there exists a controller for each model – recipes, cuisines, and ingredients. Each controller pulls the relevant .json file from the data directory and stores all of its data in a variable in scope. For dynamic implementation, there will be three page files – RecipeIndex.html, CuisineIndex.html, and IngredientIndex.html. However, for phase 1 of the project, dynamic implementation was not feasible, and instead a static implementation was used. For this there are 9 html files, 3 for each model, which specifically reference not only the relevant controller, but the relevant index within that controller.</text:p>
      <text:p text:style-name="P1"/>
      <text:p text:style-name="P1">Once inside a &lt;div&gt; that references a controller, elements in scope of that controller can be referenced within the format “{{ }}”. However, this format was incompatible with Django, which already uses that format. Therefore, all instances of “{{ }}” were replaced with “{[{ }]}”, and this configuration was set up in the main javascript file.</text:p>
      <text:p text:style-name="P1"/>
      <text:p text:style-name="P1">For the purposes of static page generation, the json for (for example) all recipies, was specifcially indexed by one recipe – the recipe that static page represented, such as “Aunt Ruthie's Pot Roast”. From here, relevant information is encoded in html in order to look nice. The only code that is not normal for html is the ng-repeat code, which allows the webpage to iterate over elements in a controller's scope. This makes iterating over other relevant models trivial.</text:p>
      <text:p text:style-name="P1"/>
      <text:p text:style-name="P1">Finally, temporary static links were included. Eventually, every model will link to a dynamic page, however in the meantime the links seek out .html files with the same name (since no names are repeated). This leads to a lot of links, only a few of which work. It simulates end-of-project visual appearance while only supporting phase 1 functionality. These links will have to be significantly rewritten in order to support dynamic page generation.</text:p>
      <text:p text:style-name="P1"/>
      <text:p text:style-name="P1">This process is extremely similar for the creation of the model webpages, hence the second variable in the scope of all controllers for the relevant information used on the model page. Also included are full list pages, containing every element that has been pulled from the API for each model. This wealth of information is mostly dead links, but the pages built statically are fully func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20:57:34.250060021</meta:creation-date>
    <dc:date>2015-07-07T21:13:25.915801362</dc:date>
    <meta:editing-duration>PT11S</meta:editing-duration>
    <meta:editing-cycles>1</meta:editing-cycles>
    <meta:document-statistic meta:table-count="0" meta:image-count="0" meta:object-count="0" meta:page-count="1" meta:paragraph-count="7" meta:word-count="485" meta:character-count="2976" meta:non-whitespace-character-count="2494"/>
    <meta:generator>LibreOffice/4.2.8.2$Linux_X86_64 LibreOffice_project/420m0$Build-2</meta:generator>
  </office:meta>
</office:document-meta>
</file>